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d9fe" officeooo:paragraph-rsid="001ed9fe"/>
    </style:style>
    <style:style style:name="P2" style:family="paragraph" style:parent-style-name="Standard">
      <style:text-properties officeooo:rsid="00233647" officeooo:paragraph-rsid="00233647"/>
    </style:style>
    <style:style style:name="P3" style:family="paragraph" style:parent-style-name="Standard">
      <style:text-properties officeooo:rsid="00233647" officeooo:paragraph-rsid="002f8726"/>
    </style:style>
    <style:style style:name="P4" style:family="paragraph" style:parent-style-name="Standard">
      <style:text-properties officeooo:rsid="00233647" officeooo:paragraph-rsid="003e6d38"/>
    </style:style>
    <style:style style:name="P5" style:family="paragraph" style:parent-style-name="Standard">
      <style:text-properties officeooo:rsid="00233647" officeooo:paragraph-rsid="002c1be9"/>
    </style:style>
    <style:style style:name="P6" style:family="paragraph" style:parent-style-name="Standard">
      <style:text-properties officeooo:rsid="00244e18" officeooo:paragraph-rsid="00244e18"/>
    </style:style>
    <style:style style:name="P7" style:family="paragraph" style:parent-style-name="Standard">
      <style:text-properties officeooo:rsid="00244e18" officeooo:paragraph-rsid="0030a256"/>
    </style:style>
    <style:style style:name="P8" style:family="paragraph" style:parent-style-name="Standard">
      <style:text-properties officeooo:rsid="00244e18" officeooo:paragraph-rsid="002ed18b"/>
    </style:style>
    <style:style style:name="P9" style:family="paragraph" style:parent-style-name="Standard">
      <style:text-properties officeooo:rsid="00244e18" officeooo:paragraph-rsid="003fd90e"/>
    </style:style>
    <style:style style:name="P10" style:family="paragraph" style:parent-style-name="Standard">
      <style:text-properties officeooo:paragraph-rsid="00244e18"/>
    </style:style>
    <style:style style:name="P11" style:family="paragraph" style:parent-style-name="Standard">
      <style:text-properties officeooo:rsid="002cdb8d" officeooo:paragraph-rsid="002cdb8d"/>
    </style:style>
    <style:style style:name="P12" style:family="paragraph" style:parent-style-name="Standard">
      <style:text-properties fo:font-weight="bold" officeooo:rsid="002cdb8d" officeooo:paragraph-rsid="002cdb8d" style:font-weight-asian="bold" style:font-weight-complex="bold"/>
    </style:style>
    <style:style style:name="P13" style:family="paragraph" style:parent-style-name="Standard">
      <style:text-properties fo:font-weight="bold" officeooo:rsid="003e6d38" officeooo:paragraph-rsid="003e6d38" style:font-weight-asian="bold" style:font-weight-complex="bold"/>
    </style:style>
    <style:style style:name="P14" style:family="paragraph" style:parent-style-name="Standard">
      <style:text-properties fo:font-weight="bold" officeooo:rsid="004fafcc" officeooo:paragraph-rsid="004fafcc" style:font-weight-asian="bold" style:font-weight-complex="bold"/>
    </style:style>
    <style:style style:name="P15" style:family="paragraph" style:parent-style-name="Standard">
      <style:text-properties officeooo:rsid="002ed18b" officeooo:paragraph-rsid="002ed18b"/>
    </style:style>
    <style:style style:name="P16" style:family="paragraph" style:parent-style-name="Standard">
      <style:text-properties officeooo:rsid="002f8726" officeooo:paragraph-rsid="002f8726"/>
    </style:style>
    <style:style style:name="P17" style:family="paragraph" style:parent-style-name="Standard">
      <style:text-properties officeooo:rsid="002f8726" officeooo:paragraph-rsid="0030a256"/>
    </style:style>
    <style:style style:name="P18" style:family="paragraph" style:parent-style-name="Standard">
      <style:text-properties officeooo:rsid="002f8726" officeooo:paragraph-rsid="003e6d38"/>
    </style:style>
    <style:style style:name="P19" style:family="paragraph" style:parent-style-name="Standard">
      <style:text-properties officeooo:rsid="0030a256" officeooo:paragraph-rsid="0030a256"/>
    </style:style>
    <style:style style:name="P20" style:family="paragraph" style:parent-style-name="Standard">
      <style:text-properties officeooo:rsid="0030a256" officeooo:paragraph-rsid="003e6d38"/>
    </style:style>
    <style:style style:name="P21" style:family="paragraph" style:parent-style-name="Standard">
      <style:text-properties officeooo:rsid="0032143a" officeooo:paragraph-rsid="0033b38e"/>
    </style:style>
    <style:style style:name="P22" style:family="paragraph" style:parent-style-name="Standard">
      <style:text-properties officeooo:rsid="0033b38e" officeooo:paragraph-rsid="0033b38e"/>
    </style:style>
    <style:style style:name="P23" style:family="paragraph" style:parent-style-name="Standard">
      <style:text-properties officeooo:rsid="00371ab1" officeooo:paragraph-rsid="00371ab1"/>
    </style:style>
    <style:style style:name="P24" style:family="paragraph" style:parent-style-name="Standard">
      <style:text-properties officeooo:paragraph-rsid="003dd8f8"/>
    </style:style>
    <style:style style:name="P25" style:family="paragraph" style:parent-style-name="Standard">
      <style:text-properties fo:font-style="normal" officeooo:rsid="002cdb8d" officeooo:paragraph-rsid="002cdb8d" style:font-style-asian="normal" style:font-style-complex="normal"/>
    </style:style>
    <style:style style:name="P26" style:family="paragraph" style:parent-style-name="Standard">
      <style:text-properties fo:font-style="normal" officeooo:rsid="003fd90e" officeooo:paragraph-rsid="003e6d38" style:font-style-asian="normal" style:font-style-complex="normal"/>
    </style:style>
    <style:style style:name="P27" style:family="paragraph" style:parent-style-name="Standard">
      <style:text-properties fo:font-style="normal" officeooo:rsid="003fd90e" officeooo:paragraph-rsid="003fd90e" style:font-style-asian="normal" style:font-style-complex="normal"/>
    </style:style>
    <style:style style:name="P28" style:family="paragraph" style:parent-style-name="Standard">
      <style:paragraph-properties fo:line-height="100%"/>
      <style:text-properties fo:font-style="normal" officeooo:rsid="003fd90e" officeooo:paragraph-rsid="003fd90e" style:font-style-asian="normal" style:font-style-complex="normal"/>
    </style:style>
    <style:style style:name="P29" style:family="paragraph" style:parent-style-name="Standard">
      <style:text-properties fo:font-style="normal" officeooo:rsid="003e6d38" officeooo:paragraph-rsid="003e6d38" style:font-style-asian="normal" style:font-style-complex="normal"/>
    </style:style>
    <style:style style:name="P30" style:family="paragraph" style:parent-style-name="Standard">
      <style:text-properties fo:font-style="normal" officeooo:rsid="0047bce7" officeooo:paragraph-rsid="0047bce7" style:font-style-asian="normal" style:font-style-complex="normal"/>
    </style:style>
    <style:style style:name="P31" style:family="paragraph" style:parent-style-name="Standard">
      <style:text-properties fo:font-style="normal" officeooo:rsid="004b45c1" officeooo:paragraph-rsid="004b45c1" style:font-style-asian="normal" style:font-style-complex="normal"/>
    </style:style>
    <style:style style:name="P32" style:family="paragraph" style:parent-style-name="Standard">
      <style:text-properties officeooo:rsid="003e6d38" officeooo:paragraph-rsid="003e6d38"/>
    </style:style>
    <style:style style:name="P33" style:family="paragraph" style:parent-style-name="Standard">
      <style:text-properties officeooo:rsid="003fd90e" officeooo:paragraph-rsid="003fd90e"/>
    </style:style>
    <style:style style:name="P34" style:family="paragraph" style:parent-style-name="Standard">
      <style:paragraph-properties fo:line-height="100%"/>
      <style:text-properties officeooo:rsid="003fd90e" officeooo:paragraph-rsid="003fd90e"/>
    </style:style>
    <style:style style:name="P35" style:family="paragraph" style:parent-style-name="Standard">
      <style:text-properties officeooo:rsid="00455c3a" officeooo:paragraph-rsid="004718c5"/>
    </style:style>
    <style:style style:name="P36" style:family="paragraph" style:parent-style-name="Standard">
      <style:text-properties officeooo:rsid="004718c5" officeooo:paragraph-rsid="004718c5"/>
    </style:style>
    <style:style style:name="P37" style:family="paragraph" style:parent-style-name="Standard">
      <style:paragraph-properties fo:line-height="100%"/>
    </style:style>
    <style:style style:name="P38" style:family="paragraph" style:parent-style-name="Text_20_body">
      <style:paragraph-properties fo:margin-top="0in" fo:margin-bottom="0in" style:contextual-spacing="false" fo:line-height="100%"/>
      <style:text-properties officeooo:paragraph-rsid="004c34cb"/>
    </style:style>
    <style:style style:name="P39" style:family="paragraph" style:parent-style-name="Standard">
      <style:text-properties fo:font-style="normal" officeooo:rsid="00455c3a" officeooo:paragraph-rsid="003fd90e" style:font-style-asian="normal" style:font-style-complex="normal"/>
    </style:style>
    <style:style style:name="P40" style:family="paragraph" style:parent-style-name="Standard">
      <style:text-properties fo:font-style="normal" officeooo:rsid="00458f74" officeooo:paragraph-rsid="004718c5" style:font-style-asian="normal" style:font-style-complex="normal"/>
    </style:style>
    <style:style style:name="P41" style:family="paragraph" style:parent-style-name="Standard">
      <style:text-properties fo:font-style="normal" officeooo:rsid="00458f74" officeooo:paragraph-rsid="00455c3a" style:font-style-asian="normal" style:font-style-complex="normal"/>
    </style:style>
    <style:style style:name="P42" style:family="paragraph" style:parent-style-name="Standard">
      <style:text-properties officeooo:rsid="003e6d38" officeooo:paragraph-rsid="003e6d38"/>
    </style:style>
    <style:style style:name="T1" style:family="text">
      <style:text-properties officeooo:rsid="00233647"/>
    </style:style>
    <style:style style:name="T2" style:family="text">
      <style:text-properties officeooo:rsid="002437da"/>
    </style:style>
    <style:style style:name="T3" style:family="text">
      <style:text-properties officeooo:rsid="00244e18"/>
    </style:style>
    <style:style style:name="T4" style:family="text">
      <style:text-properties officeooo:rsid="00245a52"/>
    </style:style>
    <style:style style:name="T5" style:family="text">
      <style:text-properties officeooo:rsid="0024dfcd"/>
    </style:style>
    <style:style style:name="T6" style:family="text">
      <style:text-properties officeooo:rsid="00272a83"/>
    </style:style>
    <style:style style:name="T7" style:family="text">
      <style:text-properties officeooo:rsid="0028f827"/>
    </style:style>
    <style:style style:name="T8" style:family="text">
      <style:text-properties officeooo:rsid="002ae7c1"/>
    </style:style>
    <style:style style:name="T9" style:family="text">
      <style:text-properties officeooo:rsid="002c1be9"/>
    </style:style>
    <style:style style:name="T10" style:family="text">
      <style:text-properties officeooo:rsid="002cdb8d"/>
    </style:style>
    <style:style style:name="T11" style:family="text">
      <style:text-properties fo:font-style="italic" style:font-style-asian="italic" style:font-style-complex="italic"/>
    </style:style>
    <style:style style:name="T12" style:family="text">
      <style:text-properties fo:font-style="italic" officeooo:rsid="003fd90e" style:font-style-asian="italic" style:font-style-complex="italic"/>
    </style:style>
    <style:style style:name="T13" style:family="text">
      <style:text-properties fo:font-style="italic" officeooo:rsid="004a87d9" style:font-style-asian="italic" style:font-style-complex="italic"/>
    </style:style>
    <style:style style:name="T14" style:family="text">
      <style:text-properties fo:font-style="italic" style:font-style-asian="normal" style:font-style-complex="normal" loext:padding="0in" loext:border="none"/>
    </style:style>
    <style:style style:name="T15" style:family="text">
      <style:text-properties fo:font-style="normal" style:font-style-asian="normal" style:font-style-complex="normal"/>
    </style:style>
    <style:style style:name="T16" style:family="text">
      <style:text-properties fo:font-style="normal" style:font-style-asian="normal" style:font-style-complex="normal" loext:padding="0in" loext:border="none"/>
    </style:style>
    <style:style style:name="T17" style:family="text">
      <style:text-properties fo:font-style="normal" officeooo:rsid="003fd90e" style:font-style-asian="normal" style:font-style-complex="normal"/>
    </style:style>
    <style:style style:name="T18" style:family="text">
      <style:text-properties fo:font-style="normal" officeooo:rsid="002ae7c1" style:font-style-asian="normal" style:font-style-complex="normal"/>
    </style:style>
    <style:style style:name="T19" style:family="text">
      <style:text-properties fo:font-style="normal" officeooo:rsid="00411cc9" style:font-style-asian="normal" style:font-style-complex="normal"/>
    </style:style>
    <style:style style:name="T20" style:family="text">
      <style:text-properties fo:font-style="normal" officeooo:rsid="00428c8d" style:font-style-asian="normal" style:font-style-complex="normal"/>
    </style:style>
    <style:style style:name="T21" style:family="text">
      <style:text-properties fo:font-style="normal" officeooo:rsid="00455c3a" style:font-style-asian="normal" style:font-style-complex="normal"/>
    </style:style>
    <style:style style:name="T22" style:family="text">
      <style:text-properties fo:font-style="normal" officeooo:rsid="00458f74" style:font-style-asian="normal" style:font-style-complex="normal"/>
    </style:style>
    <style:style style:name="T23" style:family="text">
      <style:text-properties fo:font-style="normal" officeooo:rsid="004718c5" style:font-style-asian="normal" style:font-style-complex="normal"/>
    </style:style>
    <style:style style:name="T24" style:family="text">
      <style:text-properties fo:font-style="normal" officeooo:rsid="0047bce7" style:font-style-asian="normal" style:font-style-complex="normal"/>
    </style:style>
    <style:style style:name="T25" style:family="text">
      <style:text-properties fo:font-style="normal" officeooo:rsid="004d20f5" style:font-style-asian="normal" style:font-style-complex="normal"/>
    </style:style>
    <style:style style:name="T26" style:family="text">
      <style:text-properties fo:font-style="normal" officeooo:rsid="004fafcc" style:font-style-asian="normal" style:font-style-complex="normal"/>
    </style:style>
    <style:style style:name="T27" style:family="text">
      <style:text-properties fo:font-style="normal" officeooo:rsid="00523db8" style:font-style-asian="normal" style:font-style-complex="normal"/>
    </style:style>
    <style:style style:name="T28" style:family="text">
      <style:text-properties fo:font-style="normal" fo:font-weight="bold" officeooo:rsid="002ae7c1" style:font-style-asian="normal" style:font-weight-asian="bold" style:font-style-complex="normal" style:font-weight-complex="bold"/>
    </style:style>
    <style:style style:name="T29" style:family="text">
      <style:text-properties fo:font-style="normal" fo:font-weight="bold" officeooo:rsid="00244e18" style:font-style-asian="normal" style:font-weight-asian="bold" style:font-style-complex="normal" style:font-weight-complex="bold"/>
    </style:style>
    <style:style style:name="T30" style:family="text">
      <style:text-properties fo:font-style="normal" fo:font-weight="bold" officeooo:rsid="0032143a" style:font-style-asian="normal" style:font-weight-asian="bold" style:font-style-complex="normal" style:font-weight-complex="bold"/>
    </style:style>
    <style:style style:name="T31" style:family="text">
      <style:text-properties officeooo:rsid="002ed18b"/>
    </style:style>
    <style:style style:name="T32" style:family="text">
      <style:text-properties fo:font-weight="bold" style:font-weight-asian="bold" style:font-weight-complex="bold"/>
    </style:style>
    <style:style style:name="T33" style:family="text">
      <style:text-properties fo:font-weight="bold" officeooo:rsid="002ae7c1" style:font-weight-asian="bold" style:font-weight-complex="bold"/>
    </style:style>
    <style:style style:name="T34" style:family="text">
      <style:text-properties fo:font-weight="bold" officeooo:rsid="00244e18" style:font-weight-asian="bold" style:font-weight-complex="bold"/>
    </style:style>
    <style:style style:name="T35" style:family="text">
      <style:text-properties fo:font-weight="bold" officeooo:rsid="0032143a" style:font-weight-asian="bold" style:font-weight-complex="bold"/>
    </style:style>
    <style:style style:name="T36" style:family="text">
      <style:text-properties officeooo:rsid="002f8726"/>
    </style:style>
    <style:style style:name="T37" style:family="text">
      <style:text-properties fo:color="#000000" loext:opacity="100%" fo:font-style="normal" style:text-underline-style="none" style:font-style-asian="normal" style:font-style-complex="normal"/>
    </style:style>
    <style:style style:name="T38" style:family="text">
      <style:text-properties officeooo:rsid="0030a256"/>
    </style:style>
    <style:style style:name="T39" style:family="text">
      <style:text-properties officeooo:rsid="00320e1d"/>
    </style:style>
    <style:style style:name="T40" style:family="text">
      <style:text-properties officeooo:rsid="0032143a"/>
    </style:style>
    <style:style style:name="T41" style:family="text">
      <style:text-properties officeooo:rsid="0034ebba"/>
    </style:style>
    <style:style style:name="T42" style:family="text">
      <style:text-properties officeooo:rsid="00368904"/>
    </style:style>
    <style:style style:name="T43" style:family="text">
      <style:text-properties officeooo:rsid="00371ab1"/>
    </style:style>
    <style:style style:name="T44" style:family="text">
      <style:text-properties officeooo:rsid="0037d664"/>
    </style:style>
    <style:style style:name="T45" style:family="text">
      <style:text-properties officeooo:rsid="00389ae2"/>
    </style:style>
    <style:style style:name="T46" style:family="text">
      <style:text-properties officeooo:rsid="003a1fad"/>
    </style:style>
    <style:style style:name="T47" style:family="text">
      <style:text-properties officeooo:rsid="003c0558"/>
    </style:style>
    <style:style style:name="T48" style:family="text">
      <style:text-properties officeooo:rsid="003d6980"/>
    </style:style>
    <style:style style:name="T49" style:family="text">
      <style:text-properties officeooo:rsid="003dd8f8"/>
    </style:style>
    <style:style style:name="T50" style:family="text">
      <style:text-properties officeooo:rsid="00455c3a"/>
    </style:style>
    <style:style style:name="T51" style:family="text">
      <style:text-properties officeooo:rsid="004718c5"/>
    </style:style>
    <style:style style:name="T52" style:family="text">
      <style:text-properties officeooo:rsid="00491029"/>
    </style:style>
    <style:style style:name="T53" style:family="text">
      <style:text-properties officeooo:rsid="004a87d9"/>
    </style:style>
    <style:style style:name="T54" style:family="text">
      <style:text-properties officeooo:rsid="004be028"/>
    </style:style>
    <style:style style:name="T55" style:family="text">
      <style:text-properties officeooo:rsid="004c34cb"/>
    </style:style>
    <style:style style:name="T56" style:family="text">
      <style:text-properties officeooo:rsid="004d20f5"/>
    </style:style>
    <style:style style:name="T57" style:family="text">
      <style:text-properties officeooo:rsid="004d68cb"/>
    </style:style>
    <style:style style:name="T58" style:family="text">
      <style:text-properties officeooo:rsid="004faf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text:span text:style-name="T1">Thesis Compendium</text:span></text:p>
      <text:p text:style-name="P1"/>
      <text:p text:style-name="P2">I am writing a long history.</text:p>
      <text:p text:style-name="P2"/>
      <text:p text:style-name="P17">The account follows multiple fantastical species through diverse times in history—from the neolithic to charcolithic, iron age, steel age, and beyond. <text:span text:style-name="T2">While this is a fantastical setting with magic (at </text:span><text:span text:style-name="T4">some </text:span><text:span text:style-name="T2">points), </text:span><text:span text:style-name="T6">heroes, gods,</text:span><text:span text:style-name="T2"> and monsters, I wanted to make </text:span><text:span text:style-name="T38">my long-lived species</text:span><text:span text:style-name="T2"> “realistic” </text:span>to maximally avoid the Planet of Hats trope<text:span text:style-name="T2">.</text:span><text:span text:style-name="T38"> That goal is the motivating question behind this thesis:</text:span></text:p>
      <text:p text:style-name="P16"/>
      <text:p text:style-name="P19">“What would a long-lived species actually be like? What would their technological, cultural, societal evolution look like? What would this mean for their interactions with humans or other shorter-lived species?”</text:p>
      <text:p text:style-name="P2"/>
      <text:p text:style-name="P24"><text:span text:style-name="T3">I’ve worked on this problem for years now, using primarily scientific approaches (lots of numerical/computational </text:span><text:span text:style-name="T7">simulations</text:span><text:span text:style-name="T3"> </text:span><text:span text:style-name="T7">based on published models</text:span><text:span text:style-name="T3">), and I learned a lot along the way. I want to make a series of posts to share my thought process, ideas, and </text:span><text:span text:style-name="T7">my surprising </text:span><text:span text:style-name="T3">conclusions </text:span><text:span text:style-name="T49">in the hopes that they might act as a resource for other worldbuilders</text:span><text:span text:style-name="T3">.</text:span></text:p>
      <text:p text:style-name="P7"/>
      <text:p text:style-name="P12">P<text:span text:style-name="T47">ost</text:span> 1: <text:span text:style-name="T39">Long-lived</text:span> <text:span text:style-name="T46">biology</text:span></text:p>
      <text:p text:style-name="P6"/>
      <text:p text:style-name="P6">A good place to start to accomplish this is to <text:span text:style-name="T39">think about what might make a realistic long-lived</text:span> species.<text:span text:style-name="T5"> </text:span><text:span text:style-name="T10">When I was creating the species of my world, I started out with an idea of how long I wanted them to live and then imagined how that longevity would reflect onto other parts of their biology. </text:span><text:span text:style-name="T39">For simplicity throughout this post series, I’ll focus on two main species: humans and astar</text:span><text:span text:style-name="T46">i</text:span><text:span text:style-name="T39">.</text:span></text:p>
      <text:p text:style-name="P6"/>
      <text:p text:style-name="P6"><text:span text:style-name="T32">Humans</text:span> are humans, just as we know them. A human can naturally live to be around 100 (at the extremes) before they die of age. <text:span text:style-name="T46">Humans typically reach sexual and physical maturity around 18, and</text:span><text:span text:style-name="T8"> tend to have children sometime between the ages of 18 and 45, with some cultural variation.</text:span></text:p>
      <text:p text:style-name="P6"/>
      <text:p text:style-name="P10"><text:span text:style-name="T33">A</text:span><text:span text:style-name="T34">star</text:span><text:span text:style-name="T35">i</text:span><text:span text:style-name="T3"> are “</text:span><text:span text:style-name="T9">elf</text:span><text:span text:style-name="T3">-</text:span><text:span text:style-name="T9">like”</text:span><text:span text:style-name="T8">. Astar</text:span><text:span text:style-name="T40">i</text:span><text:span text:style-name="T8">, in my development of them, started as elves. As I immersed them further and further into realism, however, they drifted far from the archetypal fantasy elves, so I call them astar</text:span><text:span text:style-name="T40">i</text:span><text:span text:style-name="T8">. An astar can naturally live to be around 1000 (at the extremes) before they die of age. </text:span><text:span text:style-name="T9">Astar</text:span><text:span text:style-name="T40">i</text:span><text:span text:style-name="T9"> </text:span><text:span text:style-name="T46">reach physical maturity at around 20 years old, though they don’t reach sexual maturity until 60. They </text:span><text:span text:style-name="T9">tend to have children sometime between the ages of 60 and 180, with some cultural variation.</text:span></text:p>
      <text:p text:style-name="P10"/>
      <text:p text:style-name="P11"><text:span text:style-name="T39">T</text:span>he starting assumption of species lifespan doesn’t actually tell us much. Even if humans <text:span text:style-name="T11">could</text:span><text:span text:style-name="T15"> live to be 1,000 years old, a lot of people wouldn’t make it that far—especially in the ages of history without significant access to medical attention. People die from chance injuries, accidents, diseases, etc. This can be summarized by saying that most people throughout history didn’t die from old age.</text:span></text:p>
      <text:p text:style-name="P25"/>
      <text:p text:style-name="P11">But this is a fantasy world! I’ll add this next assumption to my species longevities: not only do <text:span text:style-name="T40">the </text:span>astari have longer maximum lifespans than humans, but it’s not uncommon to find astar<text:span text:style-name="T40">i</text:span> that are significantly older than the oldest humans. This might seem a bit obvious, but it leads us to some important conclusions: in order for astari to survive to more advanced ages, they have to, simply, die less. <text:span text:style-name="T40">In order to die less</text:span>, I made the assumption that astari are hardier than humans—they <text:span text:style-name="T31">have more efficient biologies that are more inclined to lean, muscular builds. They have more powerful immune systems capable of nullifying all but the most potent toxins and diseases. Some recent research out of Vanderbilt University has suggested that longevity and the age at which a species reaches sexual maturity might be correlated to the number of cortical neurons in the brain (disclaimer: </text:span><text:span text:style-name="T40">from what I can </text:span><text:soft-page-break/><text:span text:style-name="T40">tell</text:span><text:span text:style-name="T31"> this is somewhat controversial research—it’s not w</text:span><text:span text:style-name="T40">idely</text:span><text:span text:style-name="T31"> cited and this is the only study of its kind that I’ve found. I just like the idea, so I’m running with it.) The cerebral cortex is involved in intelligence, personality, motor function, language processing, processing sensory information, etc. While I am no biologist, it fits nicely with my narrative to make the leap of logic </text:span><text:span text:style-name="T40">and</text:span><text:span text:style-name="T31"> say that because astari live longer, they have denser cerebral cortices that allow for better memory processing, sensory perception, and reflexes, all things necessary for living a long life and avoiding accidental injury!</text:span></text:p>
      <text:p text:style-name="P11"/>
      <text:p text:style-name="P15">In Dungeons and Dragons or other games, you could translate this to mean elves <text:span text:style-name="T36">might have some of the following benefits</text:span>:</text:p>
      <text:p text:style-name="P15">- <text:span text:style-name="T36">Enhanced constitution, or an immunity to common nonmagical diseases.</text:span></text:p>
      <text:p text:style-name="P15">- <text:span text:style-name="T36">Enhanced dexterity/reflexes (already in SRD DnD 5e).</text:span></text:p>
      <text:p text:style-name="P15">- <text:span text:style-name="T36">Enhanced wisdom/perception. This might just take the form of natural darkvision or low-light vision (also conveniently in DnD 5e! Elves are also given a natural bonus to perception, so this is taken care of.)</text:span></text:p>
      <text:p text:style-name="P21">The better memory processing could be flavored as the DnD canon of a trance-state where elves can reflect on old memories.</text:p>
      <text:p text:style-name="P21"/>
      <text:p text:style-name="P22">While the astari might be “immune” to the toxins and diseases that are fatal to humans, they might have their own suite of viruses or diseases that don’t affect humans simply because they’re way too slow. While a <text:span text:style-name="T41">viscious</text:span> acute disease in humans might kill in a few days or weeks, an “acute” disease for an astar might mean a death sentence within a <text:span text:style-name="T41">few years or</text:span> decade<text:span text:style-name="T41">s</text:span>. A chronic astari <text:span text:style-name="T41">disease might take centuries to kill, far too slow to </text:span><text:span text:style-name="T42">be noticeable in</text:span><text:span text:style-name="T41"> humans. </text:span><text:span text:style-name="T42">A scenario I can imagine in a fantasy world: elvish plague doctors wandering without fear through a disease-ridden </text:span><text:span text:style-name="T43">human slum</text:span><text:span text:style-name="T42">, able to help because of their natural immunity to the fast-acting infection.</text:span></text:p>
      <text:p text:style-name="P22"/>
      <text:p text:style-name="P23">A final note I have is on the perception of time. There is no right answer here, but I get frustrated by the idea that elves “would always be diplomatic because they fear losing their long lives to war” or other similar conclusions that place a very modern and “human” view of time on a very non-human people. A person of a long-lived race might see five centuries in the same way we humans see five decades. History has seen countless soldiers and warriors willing to go to war at 20 or 30, risking the rest of their lives for their kingdom—why would an elf (or in this case, an astar) not make a proportional sacrifice? One rebuttal is that an elf might accomplish much more than an equivalent human in their long life, so they would be more hesitant to throw it away. We should take a look, then, at what an astar might consider a “normal” level of accomplishment <text:span text:style-name="T45">for one of their people</text:span>—an astar at 200 would have lived 1/5 of their maximum life, <text:span text:style-name="T44">just as a human at 20 would have lived 1/5 of theirs. </text:span><text:span text:style-name="T48">T</text:span><text:span text:style-name="T44">hey risk the same loss as a proportion of their possible life accomplishment. </text:span><text:span text:style-name="T48">In summary, I take the view that a long-lived biology won’t have any inherent biases towards a certain culture or worldview. </text:span><text:span text:style-name="T45">This take on the perception of time is only the one I prefer, and is entirely subjective. I welcome any and all thoughts on how longevity might impact a being’s view on time!</text:span></text:p>
      <text:p text:style-name="P11"/>
      <text:p text:style-name="P15">Part 1 bibliography:</text:p>
      <text:p text:style-name="Text_20_body">Suzana Herculano-Houzel. <text:span text:style-name="Strong_20_Emphasis">Longevity and sexual maturity vary across species with number of cortical neurons, and humans are no exception</text:span>. <text:span text:style-name="Emphasis">Journal of Comparative Neurology</text:span>, 2018; DOI: <text:a xlink:type="simple" xlink:href="http://dx.doi.org/10.1002/cne.24564" office:target-frame-name="_blank" xlink:show="new" text:style-name="Internet_20_link" text:visited-style-name="Visited_20_Internet_20_Link"><text:span text:style-name="T37">10.1002/cne.24564</text:span></text:a></text:p>
      <text:p text:style-name="P8"/>
      <text:p text:style-name="P13"/>
      <text:p text:style-name="P13"/>
      <text:p text:style-name="P13"/>
      <text:p text:style-name="P14"><text:soft-page-break/>My quest to understand longevity! Part 2: <text:s/>Birth, death, and population growth.</text:p>
      <text:p text:style-name="P4">I am writing a long history. <text:span text:style-name="T2">While this is a fantastical setting with magic (at </text:span><text:span text:style-name="T4">some </text:span><text:span text:style-name="T2">points), </text:span><text:span text:style-name="T6">heroes, gods,</text:span><text:span text:style-name="T2"> and monsters, I wanted to make </text:span><text:span text:style-name="T38">my long-lived species</text:span><text:span text:style-name="T2"> “realistic” </text:span><text:span text:style-name="T36">to maximally avoid the Planet of Hats trope</text:span><text:span text:style-name="T2">.</text:span><text:span text:style-name="T38"> That goal is the motivating question behind this thesis:</text:span></text:p>
      <text:p text:style-name="P18"/>
      <text:p text:style-name="P20">“What would a long-lived species actually be like? What would their technological, cultural, societal evolution look like? What would this mean for their interactions with humans or other shorter-lived species?”</text:p>
      <text:p text:style-name="P13"/>
      <text:p text:style-name="P13">Post 2: <text:span text:style-name="T58">P</text:span>opulation of long-lived species</text:p>
      <text:p text:style-name="P5"/>
      <text:p text:style-name="P32">For an introduction to this <text:span text:style-name="T58">quest of mine</text:span>, see my <text:span text:style-name="T50">previous</text:span> post!</text:p>
      <text:p text:style-name="P3"/>
      <text:p text:style-name="P32">This part follows from my previous thoughts on the biology of long-lived fantasy species, using humans and my elf-like astari as examples. I left off concluding that long-lived humanoid races might realistically be “bigger, better, faster, stronger.” But surely the old go-to line of, “but the elves reproduce slower, so there’s less of them” can make up for their apparent biological superiority!</text:p>
      <text:p text:style-name="P32"/>
      <text:p text:style-name="P32">The short answer: nope. <text:span text:style-name="T15">Tl;dr for the rest of this post: long-lived races, like elves, can support a human-like population growth rate just as easily as humans, and they need a small number of children to do so. </text:span><text:span text:style-name="T27">The implications: elvish cities might grow at human rates. I’ll talk about what this means for technology, culture, and civilization next time!</text:span></text:p>
      <text:p text:style-name="P32"><text:span text:style-name="T27"/></text:p>
      <text:p text:style-name="P32">The long answer? Keep on reading.</text:p>
      <text:p text:style-name="P32"/>
      <text:p text:style-name="P32">I built a <text:span text:style-name="T11">very</text:span><text:span text:style-name="T15"> complex simulation able to replicate real-life population distribution and growth data. Surprisingly, this simulation says that go-to safety statement is wrong </text:span><text:span text:style-name="T17">(**</text:span><text:span text:style-name="T12">under the assumptions of my previous post on long-lived biology</text:span><text:span text:style-name="T17">, </text:span><text:span text:style-name="T21">mainly that whatever long-lived races we consider in fantasy die less than humans</text:span><text:span text:style-name="T17">)</text:span><text:span text:style-name="T15">.</text:span><text:span text:style-name="T17"> Before I really go into the details of what the simulation does, I should explain what “population growth rate” is and why it might matter in your worldbuilding.</text:span></text:p>
      <text:p text:style-name="P26"/>
      <text:p text:style-name="P33"><text:span text:style-name="T15">A population’s growth rate is the percent change from year to year. Basically, if you start out with a population of 100,000 people and you have a population growth rate of 1% per year, then after 1 year the population will be at 101,000. This does </text:span><text:span text:style-name="T11">not</text:span><text:span text:style-name="T15"> mean that 1,000 people were born that year—in fact, almost certainly more than 1,000 were born. The growth rate is the difference of the birth rate and the death rate. So, in the previous example, that 1 year might have seen 2,000 people of the 100,000 die and 3,000 born. The main result of this post is pretty easy to see from here: humans have a high birth rate and a high death rate. The difference of these rates gives them a mild growth rate. Elves or astari might have an abysmally small birth rate, but they also have an abysmally small death rate. The difference between the two </text:span><text:span text:style-name="T21">matches</text:span><text:span text:style-name="T15"> the human-like growth rate.</text:span></text:p>
      <text:p text:style-name="P27"/>
      <text:p text:style-name="P33"><text:span text:style-name="T15">So population growth rate depends on the death rate and the birth rate. The death rate depends on a lot of different factors </text:span><text:span text:style-name="T20">summarized in</text:span><text:span text:style-name="T19"> a mortality distribution, </text:span><text:span text:style-name="T21">which tells</text:span><text:span text:style-name="T19"> you the probability of someone at each age dying before they reach the next age. </text:span><text:span text:style-name="T20">There have been quite a few studies on historical mortality distributions (cited at the bottom), and I use </text:span><text:span text:style-name="T21">these to validate my simulation and inform realistic distributions for long-lived species.</text:span></text:p>
      <text:p text:style-name="P39"/>
      <text:p text:style-name="P35"><text:span text:style-name="T15">In my simulation, the birth rate of a population depends on a few things: the range of years that a woman can give birth, the distribution within those years representing the likelihood of having a child </text:span><text:soft-page-break/><text:span text:style-name="T15">(i.e. it’s more likely a woman in the early parts of her </text:span><text:span text:style-name="T22">childbearing years, rather than the later years, has a live birth), and the average number of live children born to any given woman in the population. This final point is very culturally, environmentally, technologically, and socially dependent.</text:span></text:p>
      <text:p text:style-name="P40"/>
      <text:p text:style-name="P35"><text:span text:style-name="T23">The simulation I wrote </text:span><text:span text:style-name="T24">takes all of these into account in an iterative approach using elements from the papers in the bibliography </text:span><text:span text:style-name="T26">at the bottom of the post</text:span><text:span text:style-name="T24">. If you want to know more about the methods, be sure to ask! </text:span><text:span text:style-name="T25">I’ll run simulation requests if you want. Given the total lifetime of your race, a mortality distribution (or life table), an average number of children (or a desired growth rate), I can tell you: the percentage of the population at each age, the average age you’d find in the population, the life expectancy at each age, the growth rate (if given a desired fertility rate), and the fertility rate (if given a desired birth rate). It can actually do a little more, but that’s for later posts.</text:span></text:p>
      <text:p text:style-name="P41"/>
      <text:p text:style-name="P36"><text:span text:style-name="T22">N</text:span><text:span text:style-name="T15">ow, in order to compare humans and the long-lived astari in this simulation, I had to lay out these parameters:</text:span></text:p>
      <text:p text:style-name="P9"><text:span text:style-name="T32">Humans:</text:span> A human can naturally live to be around 100 (at the extremes) before they die of age. <text:span text:style-name="T51">Fertile years: around 18 – 45.</text:span></text:p>
      <text:p text:style-name="P33"><text:span text:style-name="T28">A</text:span><text:span text:style-name="T29">star</text:span><text:span text:style-name="T30">i</text:span><text:span text:style-name="T29">:</text:span><text:span text:style-name="T18"> An astar can naturally live to be around 1000 (at the extremes) before they die of age. </text:span><text:span text:style-name="T23">Physical maturity around 60 years of age; fertile years: around 60 – 180.</text:span></text:p>
      <text:p text:style-name="P29"/>
      <text:p text:style-name="P30">I created two equal populations of these species and gave them proportionally identical mortality rates based on <text:span text:style-name="T52">the Frier </text:span>life table for the Roman Empire (...for this example. I changed it up later with similar results.) I compiled results for each population, showing how different average fertility rates changed their overall growth rate. A typical ancient/medieval average growth rate could be anywhere from 0.01% - 0.1% without accounting for immigration/emigration/wars. <text:span text:style-name="T52">Growth rates tend to be higher in cities and lower in rural communities.</text:span> <text:span text:style-name="T52">Some anomalous rates might reach 1% per year, but this was extremely rare and limited to dense cities. For the human population I simulated, sustained growth of 0.1% </text:span><text:span text:style-name="T53">(a relatively high rate, historically)</text:span><text:span text:style-name="T52"> required an average of around 4.8 live births per woman. For the astari to maintain that same growth? Right around 4.0 children. </text:span><text:span text:style-name="T53">It takes </text:span><text:span text:style-name="T13">less</text:span><text:span text:style-name="T53"> children for the long-lived species to sustain the same growth rate. This isn’t a perfectly linear relationship, though: for a sustained growth rate of 1%, the human population only needed 6 children per woman on average. The astari needed almost 10.</text:span></text:p>
      <text:p text:style-name="P30"/>
      <text:p text:style-name="P31">This isn’t even including any effects of magic! <text:span text:style-name="T55">Magic is very “world specific”, and so I won’t really go into any details of how it plays into stuff like this. Use what I write as a base, then imagine how your magic systems would change the norm.</text:span></text:p>
      <text:p text:style-name="P31"/>
      <text:p text:style-name="P31">While this is <text:span text:style-name="T57">just one example that shows my point, I can provide any backup information if you’re not convinced. It’s</text:span> just the tip of the iceberg for the results of this simulation, <text:span text:style-name="T57">but </text:span>the main conclusion is that long-lived races don’t necessarily grow slower than shorter-lived peoples. <text:span text:style-name="T54">This </text:span><text:span text:style-name="T56">idea</text:span><text:span text:style-name="T54"> will fuel many of my upcoming posts where I dive into what this means for civilizations, cities, and society; warfare and death, and technology and culture. </text:span><text:span text:style-name="T57">What happens when you live for 1000 years, but your city grows as fast as a human city?</text:span></text:p>
      <text:p text:style-name="P30"/>
      <text:p text:style-name="P28">Part 2 bibliography:</text:p>
      <text:p text:style-name="P34"><text:span text:style-name="T16">-Woods, R. (2007). Ancient and early modern mortality: Experience and understanding. </text:span><text:span text:style-name="T14">The Economic History Review</text:span><text:span text:style-name="T16">, </text:span><text:span text:style-name="T14">60</text:span><text:span text:style-name="T16">(2), 373–399. https://doi.org/10.1111/j.1468-0289.2006.00367.x</text:span></text:p>
      <text:p text:style-name="P37">-Ediev, D. (n.d.). <text:span text:style-name="T11">Comparative importance of the fertility model, the total fertility, the mean age and the standard deviation of age at childbearing in population projections.</text:span></text:p>
      <text:p text:style-name="P38">-Sanders, S. (2019). Guide to calculating national life tables. <text:span text:style-name="T11">Office for National Statistics.</text:span></text:p>
      <text:p text:style-name="P38"><text:soft-page-break/>-Rymes, M. D., &amp; Myers, D. R. (2001). Mean preserving algorithm for smoothly interpolating averaged data. <text:span text:style-name="T11">Solar Energy</text:span>, 71(4), 225–231. https://doi.org/10.1016/S0038-092X(01)0005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9T20:32:23.204487105</meta:creation-date>
    <dc:date>2021-04-20T10:04:41.946217215</dc:date>
    <meta:editing-duration>PT14H45M36S</meta:editing-duration>
    <meta:editing-cycles>33</meta:editing-cycles>
    <meta:generator>LibreOffice/7.0.4.2$Linux_X86_64 LibreOffice_project/00$Build-2</meta:generator>
    <meta:document-statistic meta:table-count="0" meta:image-count="0" meta:object-count="0" meta:page-count="5" meta:paragraph-count="44" meta:word-count="2429" meta:character-count="14482" meta:non-whitespace-character-count="12102"/>
  </office:meta>
</office:document-meta>
</file>